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Noto Sans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Noto Sans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Noto Sans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style:font-name="Noto Sans" officeooo:rsid="0017ff35" officeooo:paragraph-rsid="0017ff35"/>
    </style:style>
    <style:style style:name="P18" style:family="paragraph" style:parent-style-name="Standard" style:list-style-name="L1">
      <style:text-properties style:font-name="Noto Sans" officeooo:rsid="0017ff35" officeooo:paragraph-rsid="0017ff35" fo:background-color="#ffff00"/>
    </style:style>
    <style:style style:name="P19" style:family="paragraph" style:parent-style-name="Standard" style:list-style-name="L1">
      <style:text-properties style:font-name="Noto Sans" fo:font-style="italic" officeooo:rsid="0017ff35" officeooo:paragraph-rsid="0017ff35" fo:background-color="#ffff00" style:font-style-asian="italic" style:font-style-complex="italic"/>
    </style:style>
    <style:style style:name="P20" style:family="paragraph" style:parent-style-name="Standard" style:list-style-name="L1">
      <style:text-properties style:font-name="Noto Sans" fo:font-style="italic" officeooo:rsid="0017ff35" officeooo:paragraph-rsid="0017ff35" style:font-style-asian="italic" style:font-style-complex="italic"/>
    </style:style>
    <style:style style:name="P21" style:family="paragraph" style:parent-style-name="Standard" style:list-style-name="L1">
      <style:text-properties style:font-name="Noto Sans" fo:font-style="normal" officeooo:rsid="0017ff35" officeooo:paragraph-rsid="0017ff35" fo:background-color="#ffff00" style:font-style-asian="normal" style:font-style-complex="normal"/>
    </style:style>
    <style:style style:name="P22" style:family="paragraph" style:parent-style-name="Standard" style:list-style-name="L1">
      <style:text-properties style:font-name="Noto Sans" fo:font-style="normal" officeooo:rsid="001cee14" officeooo:paragraph-rsid="001cee14" fo:background-color="#ffff00" style:font-style-asian="normal" style:font-style-complex="normal"/>
    </style:style>
    <style:style style:name="P23" style:family="paragraph" style:parent-style-name="Standard" style:list-style-name="L3">
      <style:text-properties style:font-name="Noto Sans" fo:font-style="normal" officeooo:rsid="0029679c" officeooo:paragraph-rsid="0029679c" fo:background-color="#ffff00" style:font-style-asian="normal" style:font-style-complex="normal"/>
    </style:style>
    <style:style style:name="P24" style:family="paragraph" style:parent-style-name="Standard" style:list-style-name="L3">
      <style:text-properties style:font-name="Noto Sans" fo:font-style="normal" officeooo:rsid="004ad2b4" officeooo:paragraph-rsid="004ad2b4" fo:background-color="#ffff00" style:font-style-asian="normal" style:font-style-complex="normal"/>
    </style:style>
    <style:style style:name="P25" style:family="paragraph" style:parent-style-name="Standard" style:list-style-name="L1">
      <style:text-properties style:font-name="Noto Sans" fo:font-style="normal" officeooo:rsid="0017ff35" officeooo:paragraph-rsid="0017ff35" style:font-style-asian="normal" style:font-style-complex="normal"/>
    </style:style>
    <style:style style:name="P26" style:family="paragraph" style:parent-style-name="Standard" style:list-style-name="L8">
      <style:text-properties style:font-name="Noto Sans" fo:font-style="normal" officeooo:rsid="00340d8a" officeooo:paragraph-rsid="00340d8a" style:font-style-asian="normal" style:font-style-complex="normal"/>
    </style:style>
    <style:style style:name="P27" style:family="paragraph" style:parent-style-name="Standard" style:list-style-name="L8">
      <style:text-properties style:font-name="Noto Sans" fo:font-style="normal" officeooo:rsid="0038282f" officeooo:paragraph-rsid="0038282f" style:font-style-asian="normal" style:font-style-complex="normal"/>
    </style:style>
    <style:style style:name="P28" style:family="paragraph" style:parent-style-name="Standard" style:list-style-name="L8">
      <style:text-properties style:font-name="Noto Sans" fo:font-style="normal" officeooo:rsid="0034f4e5" officeooo:paragraph-rsid="0034f4e5" style:font-style-asian="normal" style:font-style-complex="normal"/>
    </style:style>
    <style:style style:name="P29" style:family="paragraph" style:parent-style-name="Standard" style:list-style-name="L8">
      <style:text-properties style:font-name="Noto Sans" fo:font-style="normal" officeooo:rsid="001cee14" officeooo:paragraph-rsid="001d16bd" style:font-style-asian="normal" style:font-style-complex="normal"/>
    </style:style>
    <style:style style:name="P30" style:family="paragraph" style:parent-style-name="Standard" style:list-style-name="L2">
      <style:text-properties style:font-name="Noto Sans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Noto Sans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Noto Sans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Noto Sans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Noto Sans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Noto Sans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text-properties style:font-name="Noto Sans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text-properties style:font-name="Noto Sans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text-properties style:font-name="Noto Sans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3">
      <style:text-properties style:font-name="Noto Sans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Noto Sans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font-name="Noto Sans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font-name="Noto Sans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Noto Sans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">
      <style:text-properties style:font-name="Noto Sans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text-properties style:font-name="Noto Sans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style:font-name="Noto Sans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4">
      <style:text-properties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text-properties style:font-name="Noto Sans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4">
      <style:text-properties style:font-name="Noto Sans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4">
      <style:text-properties style:font-name="Noto Sans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">
      <style:text-properties style:font-name="Noto Sans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4">
      <style:text-properties style:font-name="Noto Sans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7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7">
      <style:text-properties style:font-name="Noto Sans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4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7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7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" fo:font-size="12pt" fo:font-style="normal" fo:font-weight="normal" officeooo:rsid="0055f93d" officeooo:paragraph-rsid="0055f93d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4">
      <style:text-properties style:font-name="Noto Sans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7">
      <style:text-properties style:font-name="Noto Sans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7">
      <style:text-properties style:font-name="Noto Sans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4">
      <style:text-properties style:font-name="Noto Sans" fo:font-size="12pt" fo:font-style="normal" fo:font-weight="normal" officeooo:rsid="0054b8d7" officeooo:paragraph-rsid="0054b8d7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4">
      <style:text-properties style:font-name="Noto Sans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4">
      <style:text-properties style:font-name="Noto Sans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4">
      <style:text-properties style:font-name="Noto Sans" fo:font-size="12pt" fo:font-style="normal" fo:font-weight="normal" officeooo:rsid="002b072c" officeooo:paragraph-rsid="00607298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6">
      <style:text-properties style:font-name="Noto Sans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">
      <style:text-properties style:font-name="Noto Sans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4">
      <style:text-properties style:font-name="Noto Sans" fo:font-size="12pt" fo:font-style="normal" fo:font-weight="normal" officeooo:rsid="002cf419" officeooo:paragraph-rsid="00607298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5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6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5">
      <style:text-properties style:font-name="Noto Sans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5">
      <style:text-properties style:font-name="Noto Sans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8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5">
      <style:text-properties style:font-name="Noto Sans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6">
      <style:text-properties style:font-name="Noto Sans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6">
      <style:text-properties style:font-name="Noto Sans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6">
      <style:text-properties style:font-name="Noto Sans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6">
      <style:text-properties style:font-name="Noto Sans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6">
      <style:text-properties style:font-name="Noto Sans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style:font-name="Noto Sans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style:font-name="Noto Sans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style:font-name="Noto Sans" fo:font-size="12pt" fo:font-style="normal" fo:font-weight="normal" officeooo:rsid="00616370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4">
      <style:text-properties style:font-name="Noto Sans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 style:list-style-name="L2">
      <style:text-properties style:font-name="Noto Sans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96" style:family="paragraph" style:parent-style-name="Standard" style:list-style-name="L4">
      <style:text-properties style:font-name="Noto Sans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 style:list-style-name="L4">
      <style:text-properties style:font-name="Noto Sans" fo:font-size="13pt" fo:font-style="normal" fo:font-weight="bold" officeooo:rsid="002b072c" officeooo:paragraph-rsid="00607298" style:font-size-asian="13pt" style:font-style-asian="normal" style:font-weight-asian="bold" style:font-size-complex="13pt" style:font-style-complex="normal" style:font-weight-complex="bold"/>
    </style:style>
    <style:style style:name="P98" style:family="paragraph" style:parent-style-name="Standard" style:list-style-name="L3">
      <style:text-properties style:text-line-through-style="solid" style:text-line-through-type="single"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Text_20_body">
      <style:text-properties officeooo:paragraph-rsid="002030e3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24407a" fo:background-color="#ffff00" loext:char-shading-value="0"/>
    </style:style>
    <style:style style:name="T16" style:family="text">
      <style:text-properties officeooo:rsid="00340d8a"/>
    </style:style>
    <style:style style:name="T17" style:family="text">
      <style:text-properties officeooo:rsid="0034f4e5"/>
    </style:style>
    <style:style style:name="T18" style:family="text">
      <style:text-properties officeooo:rsid="00364d05"/>
    </style:style>
    <style:style style:name="T19" style:family="text">
      <style:text-properties officeooo:rsid="0038282f"/>
    </style:style>
    <style:style style:name="T20" style:family="text">
      <style:text-properties officeooo:rsid="00383145"/>
    </style:style>
    <style:style style:name="T21" style:family="text">
      <style:text-properties officeooo:rsid="003913c3"/>
    </style:style>
    <style:style style:name="T22" style:family="text">
      <style:text-properties officeooo:rsid="003a15c1"/>
    </style:style>
    <style:style style:name="T23" style:family="text">
      <style:text-properties officeooo:rsid="003ab002"/>
    </style:style>
    <style:style style:name="T24" style:family="text">
      <style:text-properties officeooo:rsid="00543711"/>
    </style:style>
    <style:style style:name="T25" style:family="text">
      <style:text-properties officeooo:rsid="00586f2c"/>
    </style:style>
    <style:style style:name="T26" style:family="text">
      <style:text-properties officeooo:rsid="005b9a50"/>
    </style:style>
    <style:style style:name="T27" style:family="text">
      <style:text-properties officeooo:rsid="005ec0a9"/>
    </style:style>
    <style:style style:name="T28" style:family="text">
      <style:text-properties fo:font-style="italic" officeooo:rsid="005ec0a9" style:font-style-asian="italic" style:font-style-complex="italic"/>
    </style:style>
    <style:style style:name="T29" style:family="text">
      <style:text-properties style:font-name="Noto Sans" fo:font-size="12pt" fo:font-style="normal" fo:font-weight="normal" officeooo:rsid="005b9a5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607298"/>
    </style:style>
    <style:style style:name="T31" style:family="text">
      <style:text-properties officeooo:rsid="0061637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5150776" text:style-name="L1">
        <text:list-item>
          <text:p text:style-name="P17">Introduzione (cosa mi propongo di raggiungere con la tesi)</text:p>
          <text:p text:style-name="P17"/>
        </text:list-item>
        <text:list-item>
          <text:p text:style-name="P18">Background (2-4 pg)</text:p>
          <text:list>
            <text:list-item>
              <text:p text:style-name="P19">biologico (dal DNA alla trascrizione, cos’è una proteina, a che servono, come funziona una cellula, molto superficiale, solo infarinatura!) </text:p>
            </text:list-item>
            <text:list-item>
              <text:p text:style-name="P19">bioinformatica</text:p>
              <text:p text:style-name="P17"/>
            </text:list-item>
          </text:list>
        </text:list-item>
        <text:list-item>
          <text:p text:style-name="P17"><text:span text:style-name="T14">Problema della predizione della struttura delle proteine (è un contributo importante della tesi; un bioinformatico si aspetta di trovare informazioni nuove)</text:span> (5-15pg)</text:p>
          <text:p text:style-name="P17"/>
        </text:list-item>
        <text:list-item>
          <text:p text:style-name="P18">Metodi per la predizione della struttura delle proteine (ad alto livello)</text:p>
          <text:list>
            <text:list-item>
              <text:p text:style-name="P18">classici</text:p>
            </text:list-item>
            <text:list-item>
              <text:p text:style-name="P18">storia fino ad AlphaFold</text:p>
              <text:p text:style-name="P17"/>
            </text:list-item>
          </text:list>
        </text:list-item>
        <text:list-item>
          <text:p text:style-name="P17">AlphaFold</text:p>
          <text:list>
            <text:list-item>
              <text:p text:style-name="P19">principi funzionamento superficiali, approccio usato</text:p>
            </text:list-item>
            <text:list-item>
              <text:p text:style-name="P19">cosa consente di fare</text:p>
            </text:list-item>
            <text:list-item>
              <text:p text:style-name="P19">CASP e risultati (convincere che AlphaFold ha schiacciato gli avversari! Non è solo un miglioramento di un epsilon ma una rivoluzione)</text:p>
              <text:p text:style-name="P20"/>
            </text:list-item>
          </text:list>
        </text:list-item>
        <text:list-item>
          <text:p text:style-name="P21">Utilizzo di AlphaFold</text:p>
          <text:list>
            <text:list-item>
              <text:p text:style-name="P21">esempio d’uso (fai notare il fatto che ci sia un server dell’Unipi e che l’ho usato)</text:p>
            </text:list-item>
            <text:list-item>
              <text:p text:style-name="P21">visualizzazione risultato (e differenze rappresentazioni)</text:p>
              <text:p text:style-name="P25"/>
            </text:list-item>
          </text:list>
        </text:list-item>
      </text:list>
      <text:h text:style-name="Heading_20_1" text:outline-level="1">Scenari futuri e conclusioni</text:h>
      <text:list xml:id="list21043411618542" text:continue-numbering="true" text:style-name="L1">
        <text:list-item>
          <text:list>
            <text:list-item>
              <text:p text:style-name="P22">il problema del protein folding non è risolto</text:p>
            </text:list-item>
            <text:list-item>
              <text:p text:style-name="P22">drug engineering</text:p>
            </text:list-item>
            <text:list-item>
              <text:p text:style-name="P22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2739119245" text:style-name="L2">
        <text:list-item>
          <text:p text:style-name="P30">organizzazione molecolare dei viventi</text:p>
        </text:list-item>
        <text:list-item>
          <text:p text:style-name="P31">come funziona una cellula</text:p>
        </text:list-item>
        <text:list-item>
          <text:p text:style-name="P32">strumenti di indagine nel mondo microscopico</text:p>
        </text:list-item>
        <text:list-item>
          <text:p text:style-name="P33">DNA,<text:span text:style-name="T3"> </text:span><text:span text:style-name="T7">fenotipo e genotipo</text:span></text:p>
        </text:list-item>
        <text:list-item>
          <text:p text:style-name="P33">somiglianza nel DNA e implicazioni per informatica </text:p>
        </text:list-item>
        <text:list-item>
          <text:p text:style-name="P34">RNA</text:p>
        </text:list-item>
        <text:list-item>
          <text:p text:style-name="P34">Dogma centrale della biologia</text:p>
        </text:list-item>
        <text:list-item>
          <text:p text:style-name="P38">codoni</text:p>
        </text:list-item>
        <text:list-item>
          <text:p text:style-name="P39">traduzione</text:p>
        </text:list-item>
        <text:list-item>
          <text:p text:style-name="P35"><text:span text:style-name="T6">a</text:span>mminoacidi</text:p>
        </text:list-item>
        <text:list-item>
          <text:p text:style-name="P34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3180338711" text:style-name="L3">
        <text:list-item>
          <text:p text:style-name="P40">bioinformatica</text:p>
        </text:list-item>
        <text:list-item>
          <text:p text:style-name="P98">database bioinformatici</text:p>
        </text:list-item>
        <text:list-item>
          <text:p text:style-name="P41">machine learning</text:p>
        </text:list-item>
        <text:list-item>
          <text:p text:style-name="P23"><text:span text:style-name="T12">reti neurali, </text:span><text:span text:style-name="T11">deep learning</text:span></text:p>
        </text:list-item>
        <text:list-item>
          <text:p text:style-name="P42">soft computing</text:p>
        </text:list-item>
        <text:list-item>
          <text:p text:style-name="P24"><text:span text:style-name="T11">?</text:span><text:span text:style-name="T13">algoritmi genetici?</text:span></text:p>
        </text:list-item>
      </text:list>
      <text:p text:style-name="P2"/>
      <text:p text:style-name="P4"><text:span text:style-name="T4">3) </text:span>IL PROBLEMA DEL PROTEIN FOLDING</text:p>
      <text:list xml:id="list21044051075998" text:continue-list="list2739119245" text:style-name="L2">
        <text:list-item>
          <text:p text:style-name="P43">cos’è il problema del protein folding: <text:span text:style-name="T22">non solo la struttura finale</text:span></text:p>
        </text:list-item>
        <text:list-item>
          <text:p text:style-name="P44">3 sottoproblemi: folding code, protein structure prediction e folding process</text:p>
        </text:list-item>
        <text:list-item>
          <text:p text:style-name="P45">le domande di principio del protein folding</text:p>
        </text:list-item>
        <text:list-item>
          <text:p text:style-name="P36">struttura delle proteine (<text:span text:style-name="T2">4 </text:span>livelli)</text:p>
        </text:list-item>
        <text:list-item>
          <text:p text:style-name="P36"><text:bookmark text:name="firstHeading"/>Intrinsically disordered proteins</text:p>
        </text:list-item>
        <text:list-item>
          <text:p text:style-name="P37">Domini, Residui, Motivi, Giri</text:p>
        </text:list-item>
        <text:list-item>
          <text:p text:style-name="P51"><text:span text:style-name="T14">postulato di Anfinsen</text:span>, <text:span text:style-name="T15">paradosso di Levinthal</text:span></text:p>
        </text:list-item>
        <text:list-item>
          <text:p text:style-name="P30">interazioni (covalenti, polari, van der Waals, <text:span text:style-name="T24">ponti disolfuro</text:span> ..)</text:p>
        </text:list-item>
        <text:list-item>
          <text:p text:style-name="P46">una forza dominante o tante piccole forze?</text:p>
        </text:list-item>
        <text:list-item>
          <text:p text:style-name="P46">Cambio di paradigma da metà anni ‘80</text:p>
        </text:list-item>
        <text:list-item>
          <text:p text:style-name="P47">chaperonine, <text:span text:style-name="T5">sintesi</text:span></text:p>
        </text:list-item>
        <text:list-item>
          <text:p text:style-name="P48">Limiti al ripiegamento: angoli di tersione e piano di Ramachandran</text:p>
        </text:list-item>
        <text:list-item>
          <text:p text:style-name="P48">processo spontaneo: energia di Gibbs, entalpia, entropia</text:p>
        </text:list-item>
      </text:list>
      <text:p text:style-name="P15"/>
      <text:p text:style-name="P15"/>
      <text:p text:style-name="P15"/>
      <text:list xml:id="list21043264539271" text:continue-numbering="true" text:style-name="L2">
        <text:list-item>
          <text:p text:style-name="P49"><text:soft-page-break/>postulato di Anfinsen</text:p>
          <text:list>
            <text:list-item>
              <text:p text:style-name="P49">esperimento di anfinsen</text:p>
            </text:list-item>
            <text:list-item>
              <text:p text:style-name="P49">denaturazione</text:p>
            </text:list-item>
          </text:list>
        </text:list-item>
        <text:list-item>
          <text:p text:style-name="P49">struttura proteine</text:p>
          <text:list>
            <text:list-item>
              <text:p text:style-name="P49">interazioni molecoari?</text:p>
            </text:list-item>
            <text:list-item>
              <text:p text:style-name="P50">tipi di proteine?</text:p>
            </text:list-item>
          </text:list>
        </text:list-item>
        <text:list-item>
          <text:p text:style-name="P49">ripiegamento assistito</text:p>
          <text:list>
            <text:list-item>
              <text:p text:style-name="P49">misfloding e malattie</text:p>
            </text:list-item>
            <text:list-item>
              <text:p text:style-name="P49">controllo qualità e proteasomi</text:p>
            </text:list-item>
            <text:list-item>
              <text:p text:style-name="P49">unfolded protein response</text:p>
            </text:list-item>
          </text:list>
        </text:list-item>
        <text:list-item>
          <text:p text:style-name="P49">Eccezioni al postulato di anfinsen</text:p>
          <text:list>
            <text:list-item>
              <text:p text:style-name="P49"><text:s/>Intrinsically disordered proteins</text:p>
            </text:list-item>
            <text:list-item>
              <text:p text:style-name="P49">Fold switching proteins</text:p>
            </text:list-item>
            <text:list-item>
              <text:p text:style-name="P49"><text:s/>box: Filosofia della scienza</text:p>
            </text:list-item>
          </text:list>
        </text:list-item>
        <text:list-item>
          <text:p text:style-name="P49"><text:s/>Il problema del Protein Folding</text:p>
          <text:list>
            <text:list-item>
              <text:p text:style-name="P49">Limiti al ripiegamento </text:p>
            </text:list-item>
            <text:list-item>
              <text:p text:style-name="P49"><text:s/>Energetica del ripiegamento</text:p>
            </text:list-item>
          </text:list>
        </text:list-item>
      </text:list>
      <text:p text:style-name="P15"/>
      <text:list xml:id="list21044295490451" text:continue-numbering="true" text:style-name="L2">
        <text:list-header>
          <text:p text:style-name="P95"/>
        </text:list-header>
      </text:list>
      <text:p text:style-name="P5"><text:span text:style-name="T4">4) </text:span>PREDIZIONE DELLA STRUTTURA D<text:span text:style-name="T5">I</text:span> PROTEINE<text:line-break/></text:p>
      <text:list xml:id="list168917434" text:style-name="L4">
        <text:list-header>
          <text:p text:style-name="P96"><text:span text:style-name="T18">COME VENGONO DETERMINATE </text:span><text:span text:style-name="T22">SPERIMENTALMENTE </text:span><text:span text:style-name="T18">LE STRUTTURE</text:span></text:p>
        </text:list-header>
        <text:list-item>
          <text:p text:style-name="P73">storia dei metodi sperimentali (Pal)</text:p>
        </text:list-item>
        <text:list-item>
          <text:p text:style-name="P52">cristallografia a raggi-x</text:p>
        </text:list-item>
        <text:list-item>
          <text:p text:style-name="P52">NMR, risonanza magnetica nucleare</text:p>
        </text:list-item>
        <text:list-item>
          <text:p text:style-name="P52">Cryo-EM (electron microscopy)</text:p>
          <text:p text:style-name="P55"/>
          <text:p text:style-name="P96"><text:span text:style-name="T18">STRUMENTI E </text:span>METODI COMPUTAZIONALI</text:p>
        </text:list-item>
        <text:list-item>
          <text:p text:style-name="P56">utilità: farmaci e funzione dalla sequenza genica</text:p>
        </text:list-item>
        <text:list-item>
          <text:p text:style-name="P52">come sono descritte le struttre delle proteine (es. PDB format)</text:p>
        </text:list-item>
        <text:list-item>
          <text:p text:style-name="P74">rappresentazioone DNA e sequenze amminoacidiche</text:p>
        </text:list-item>
        <text:list-item>
          <text:p text:style-name="P57">PDB, Protein Databank</text:p>
        </text:list-item>
        <text:list-item>
          <text:p text:style-name="P58">CASP</text:p>
          <text:p text:style-name="P60"/>
        </text:list-item>
        <text:list-item>
          <text:p text:style-name="P60">Workflow oggi (2015)</text:p>
        </text:list-item>
        <text:list-item>
          <text:p text:style-name="P60">proprietà dati input</text:p>
        </text:list-item>
        <text:list-item>
          <text:p text:style-name="P60">output: modelli e informazioni</text:p>
        </text:list-item>
        <text:list-item>
          <text:p text:style-name="P53"><text:span text:style-name="T21">metri</text:span><text:span text:style-name="T23">che </text:span><text:span text:style-name="T21">di </text:span>valutazione e verifica</text:p>
          <text:list>
            <text:list-item>
              <text:p text:style-name="P61">lDDT, GDT...</text:p>
            </text:list-item>
          </text:list>
          <text:p text:style-name="P58"/>
        </text:list-item>
        <text:list-item>
          <text:p text:style-name="P94">Paradigmi (approssimazione biologica)</text:p>
          <text:list>
            <text:list-item>
              <text:p text:style-name="P65">ab initio </text:p>
              <text:list>
                <text:list-item>
                  <text:p text:style-name="P67">spazio configurazionale</text:p>
                </text:list-item>
                <text:list-item>
                  <text:p text:style-name="P67">MD: molecular dynamics</text:p>
                </text:list-item>
                <text:list-item>
                  <text:p text:style-name="P67">complessità e utilità</text:p>
                </text:list-item>
              </text:list>
            </text:list-item>
            <text:list-item>
              <text:p text:style-name="P52">template-based <text:span text:style-name="T21">(homology-based)</text:span></text:p>
              <text:list>
                <text:list-item>
                  <text:p text:style-name="P67">5 step principali</text:p>
                </text:list-item>
              </text:list>
            </text:list-item>
            <text:list-item>
              <text:p text:style-name="P62">threading</text:p>
            </text:list-item>
          </text:list>
        </text:list-item>
        <text:list-item>
          <text:p text:style-name="P52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9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0"/>
        </text:list-item>
        <text:list-item>
          <text:p text:style-name="P94">Paradigmi (soft computing)</text:p>
          <text:list>
            <text:list-item>
              <text:p text:style-name="P60">ANN</text:p>
            </text:list-item>
            <text:list-item>
              <text:p text:style-name="P60">EC</text:p>
            </text:list-item>
            <text:list-item>
              <text:p text:style-name="P60">SVM</text:p>
            </text:list-item>
            <text:list-item>
              <text:p text:style-name="P70">altri approcci: statistici, matematici, correlated mutation, ...</text:p>
              <text:p text:style-name="P60"/>
            </text:list-item>
          </text:list>
        </text:list-item>
        <text:list-item>
          <text:p text:style-name="P78"/>
          <text:p text:style-name="P54"><text:soft-page-break/></text:p>
        </text:list-item>
        <text:list-item>
          <text:p text:style-name="P62">un po’ di storia:</text:p>
          <text:list>
            <text:list-item>
              <text:p text:style-name="P59">primi passi: predizione struttura secondaria</text:p>
            </text:list-item>
            <text:list-item>
              <text:p text:style-name="P56">anni ´90: database, omologia e sequence alignment</text:p>
            </text:list-item>
          </text:list>
        </text:list-item>
        <text:list-item>
          <text:h text:style-name="P16" text:outline-level="1"><text:bookmark text:name="firstHeading1"/>Loop modeling <text:span text:style-name="T26">(wiki)</text:span></text:h>
        </text:list-item>
      </text:list>
      <text:p text:style-name="P99"><text:span text:style-name="T29"/></text:p>
      <text:list xml:id="list21043849246822" text:continue-numbering="true" text:style-name="L4">
        <text:list-item>
          <text:p text:style-name="P97">ML e task biologici <text:span text:style-name="T30">(forse meglio nel cap. 5?)</text:span></text:p>
          <text:list>
            <text:list-item>
              <text:p text:style-name="P76">MSA</text:p>
            </text:list-item>
            <text:list-item>
              <text:p text:style-name="P76">attention, self-attention, <text:span text:style-name="T10">transformer</text:span></text:p>
            </text:list-item>
            <text:list-item>
              <text:p text:style-name="P79"><text:span text:style-name="T29">equivarianza</text:span></text:p>
            </text:list-item>
          </text:list>
        </text:list-item>
      </text:list>
      <text:p text:style-name="P10"/>
      <text:p text:style-name="P7"><text:span text:style-name="T4">5) </text:span>ALPHAFOLD</text:p>
      <text:list xml:id="list4235359351" text:style-name="L5">
        <text:list-item>
          <text:p text:style-name="P80">rivoluzione</text:p>
        </text:list-item>
        <text:list-item>
          <text:p text:style-name="P82">cosa consente di fare</text:p>
        </text:list-item>
        <text:list-item>
          <text:p text:style-name="P83">CASP 13, AlphaFold1</text:p>
        </text:list-item>
        <text:list-item>
          <text:p text:style-name="P83">CASP 14, AlphaFold2 e rivoluzione</text:p>
        </text:list-item>
        <text:list-item>
          <text:p text:style-name="P85">AlphaFold DB</text:p>
        </text:list-item>
        <text:list-item>
          <text:p text:style-name="P80">limiti, intrinsically disordered protein regions</text:p>
          <text:p text:style-name="P85"/>
        </text:list-item>
      </text:list>
      <text:p text:style-name="P9">PRINCIPI DI FUNZIONAMENTO</text:p>
      <text:list xml:id="list3004075336" text:style-name="L6">
        <text:list-item>
          <text:p text:style-name="P86">distogramma (contact map)</text:p>
        </text:list-item>
        <text:list-item>
          <text:p text:style-name="P87">dataset bioinformatici usati</text:p>
        </text:list-item>
        <text:list-item>
          <text:p text:style-name="P88">architettura di AlphaFold</text:p>
          <text:list>
            <text:list-item>
              <text:p text:style-name="P89">input</text:p>
            </text:list-item>
            <text:list-item>
              <text:p text:style-name="P90">database usati</text:p>
            </text:list-item>
            <text:list-item>
              <text:p text:style-name="P90">rappresentazioni intermedie</text:p>
            </text:list-item>
            <text:list-item>
              <text:p text:style-name="P90">evoformer</text:p>
            </text:list-item>
            <text:list-item>
              <text:p text:style-name="P81">cosa è cambiato da AlphaFold 1</text:p>
            </text:list-item>
            <text:list-item>
              <text:p text:style-name="P77">Invariant Point Attention (IPA) modulo</text:p>
            </text:list-item>
            <text:list-item>
              <text:p text:style-name="P90"><text:span text:style-name="T17">output: struttura, </text:span>stime di confidenza (pLDDT, PAE)</text:p>
              <text:p text:style-name="P90"/>
            </text:list-item>
          </text:list>
        </text:list-item>
        <text:list-item>
          <text:p text:style-name="P81">DeepMind, Alphabet Inc, Isomorphic Labs</text:p>
        </text:list-item>
      </text:list>
      <text:p text:style-name="P11"/>
      <text:p text:style-name="P6">6) <text:span text:style-name="T16">USO </text:span><text:span text:style-name="T19">DI</text:span> ALPHAFOLD <text:span text:style-name="T23">E VISUALIZZAZIONE </text:span></text:p>
      <text:list xml:id="list2183411990" text:style-name="L7">
        <text:list-item>
          <text:p text:style-name="P71">github</text:p>
        </text:list-item>
        <text:list-item>
          <text:p text:style-name="P66">colab</text:p>
        </text:list-item>
        <text:list-item>
          <text:p text:style-name="P72">esempio d’uso nel server unipi</text:p>
        </text:list-item>
        <text:list-item>
          <text:p text:style-name="P63">visualizzazione</text:p>
        </text:list-item>
        <text:list-item>
          <text:p text:style-name="P64"><text:soft-page-break/>differenti rappresentazioni: <text:span text:style-name="T25">([campbell, p.79]</text:span></text:p>
          <text:list>
            <text:list-item>
              <text:p text:style-name="P68">space-fill, wire-frame, ribbon, surface</text:p>
            </text:list-item>
            <text:list-item>
              <text:p text:style-name="P68">colorazione: evoluzione, potenziale elettrostatico</text:p>
            </text:list-item>
            <text:list-item>
              <text:p text:style-name="P68">combinata</text:p>
            </text:list-item>
          </text:list>
        </text:list-item>
      </text:list>
      <text:p text:style-name="P6"/>
      <text:p text:style-name="P6">7) SCENARI <text:span text:style-name="T17">APERTI</text:span> E CONCLUSIONI</text:p>
      <text:list xml:id="list876124772" text:style-name="L8">
        <text:list-item>
          <text:p text:style-name="P26">impatto di AlphaFold e AlphaFold DB sulle scienze della vita</text:p>
          <text:list>
            <text:list-item>
              <text:p text:style-name="P27"><text:span text:style-name="T20">box etico-morale: </text:span>si sta andando in una direzione troppo data-centric?</text:p>
            </text:list-item>
          </text:list>
        </text:list-item>
        <text:list-item>
          <text:p text:style-name="P28">AlphaFold e covid-19</text:p>
        </text:list-item>
        <text:list-item>
          <text:p text:style-name="P29">drug engineering</text:p>
        </text:list-item>
        <text:list-item>
          <text:p text:style-name="P84">il problema del protein folding non è risolto</text:p>
        </text:list-item>
      </text:list>
      <text:p text:style-name="P12"/>
      <text:p text:style-name="P12"/>
      <text:p text:style-name="P13">citazioni</text:p>
      <text:p text:style-name="P13">- Dalai Lama – universo in un singolo atomo</text:p>
      <text:p text:style-name="P13">- Pirsig</text:p>
      <text:p text:style-name="P13">- Varela</text:p>
      <text:p text:style-name="P14">- Luisi</text:p>
      <text:p text:style-name="P14">- (Capra)</text:p>
      <text:p text:style-name="P14"/>
      <text:p text:style-name="P14"/>
      <text:p text:style-name="P14"/>
      <text:p text:style-name="P93">Cose carucce da aggiungere</text:p>
      <text:p text:style-name="P92">- <text:span text:style-name="T27">kunh (nelle </text:span><text:span text:style-name="T28">considerazioni epistemplogiche</text:span><text:span text:style-name="T27">)</text:span></text:p>
      <text:p text:style-name="P92">-<text:span text:style-name="T31">kessel 1.3.3 effetto idrofobico ed entropia, surface area ( any molecule with a surface area is capable of par</text:span>ticipating in nonpolar interactions<text:span text:style-name="T31">)</text:span></text:p>
      <text:p text:style-name="P92"/>
      <text:p text:style-name="P9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2-01T02:10:42.955400585</dc:date>
    <meta:editing-duration>P1DT18H26M31S</meta:editing-duration>
    <meta:editing-cycles>37</meta:editing-cycles>
    <meta:generator>LibreOffice/7.2.5.2.0$Linux_X86_64 LibreOffice_project/20$Build-2</meta:generator>
    <meta:document-statistic meta:table-count="0" meta:image-count="0" meta:object-count="0" meta:page-count="6" meta:paragraph-count="164" meta:word-count="831" meta:character-count="5136" meta:non-whitespace-character-count="4592"/>
  </office:meta>
</office:document-meta>
</file>